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0.49pt"/>
    </style:style>
    <style:style style:name="co2" style:family="table-column">
      <style:table-column-properties fo:break-before="auto" style:column-width="135.24pt"/>
    </style:style>
    <style:style style:name="co3" style:family="table-column">
      <style:table-column-properties fo:break-before="auto" style:column-width="84.7pt"/>
    </style:style>
    <style:style style:name="co4" style:family="table-column">
      <style:table-column-properties fo:break-before="auto" style:column-width="85.35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64.49pt"/>
    </style:style>
    <style:style style:name="co7" style:family="table-column">
      <style:table-column-properties fo:break-before="auto" style:column-width="47.99pt"/>
    </style:style>
    <style:style style:name="ro1" style:family="table-row">
      <style:table-row-properties style:row-height="31.49pt" fo:break-before="auto" style:use-optimal-row-height="false"/>
    </style:style>
    <style:style style:name="ro2" style:family="table-row">
      <style:table-row-properties style:row-height="24.49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33pt" fo:break-before="auto" style:use-optimal-row-height="false"/>
    </style:style>
    <style:style style:name="ro5" style:family="table-row">
      <style:table-row-properties style:row-height="34.5pt" fo:break-before="auto" style:use-optimal-row-height="false"/>
    </style:style>
    <style:style style:name="ro6" style:family="table-row">
      <style:table-row-properties style:row-height="30.76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2.01pt solid #000000" fo:background-color="#ffff00" style:text-align-source="fix" style:repeat-content="false" fo:wrap-option="no-wrap" fo:border-left="2.01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fff200" style:text-align-source="fix" style:repeat-content="false" fo:wrap-option="no-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8" style:family="table-cell" style:parent-style-name="Default" style:data-style-name="N0">
      <style:table-cell-properties fo:border-bottom="2.01pt solid #000000" fo:background-color="#ffff00" style:text-align-source="fix" style:repeat-content="false" fo:wrap-option="no-wrap" fo:border-left="0.06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22">
      <style:table-cell-properties fo:border-bottom="2.01pt solid #000000" fo:background-color="#ffff00" style:text-align-source="fix" style:repeat-content="false" fo:wrap-option="no-wrap" fo:border-left="0.06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22">
      <style:table-cell-properties fo:border-bottom="0.06pt solid #000000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 style:data-style-name="N122">
      <style:table-cell-properties fo:background-color="#fff200" style:text-align-source="fix" style:repeat-content="false" fo:wrap-option="no-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 style:data-style-name="N122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 style:data-style-name="N122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2" style:family="table-cell" style:parent-style-name="Default" style:data-style-name="N122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23" style:family="table-cell" style:parent-style-name="Default" style:data-style-name="N122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8" style:family="table-cell" style:parent-style-name="Default" style:data-style-name="N122">
      <style:table-cell-properties fo:border-bottom="0.06pt solid #000000" fo:background-color="#fff200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9" style:family="table-cell" style:parent-style-name="Default" style:data-style-name="N122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bottom="2.01pt solid #000000" fo:background-color="#ffff00" style:text-align-source="fix" style:repeat-content="false" fo:wrap-option="no-wrap" fo:border-left="0.06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border-bottom="2.01pt solid #000000" style:text-align-source="fix" style:repeat-content="false" fo:wrap-option="no-wrap" fo:border-left="0.06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number-columns-repeated="5" table:default-cell-style-name="ce17"/>
        <table:table-column table:style-name="co6" table:number-columns-repeated="3" table:default-cell-style-name="ce17"/>
        <table:table-column table:style-name="co7" table:number-columns-repeated="997" table:default-cell-style-name="ce17"/>
        <table:table-row table:style-name="ro1">
          <table:table-cell table:style-name="ce1" office:value-type="string" calcext:value-type="string">
            <text:p>MainTopic</text:p>
          </table:table-cell>
          <table:table-cell table:number-columns-repeated="2" table:style-name="ce8" office:value-type="string" calcext:value-type="string">
            <text:p>SubTopic</text:p>
          </table:table-cell>
          <table:table-cell table:style-name="ce9" office:value-type="string" calcext:value-type="string">
            <text:p>Study Date</text:p>
          </table:table-cell>
          <table:table-cell table:style-name="ce9" office:value-type="string" calcext:value-type="string">
            <text:p>Rev.1 (+1)</text:p>
          </table:table-cell>
          <table:table-cell table:style-name="ce8" office:value-type="string" calcext:value-type="string">
            <text:p>Recall Pts</text:p>
          </table:table-cell>
          <table:table-cell table:style-name="ce9" office:value-type="string" calcext:value-type="string">
            <text:p>Rev.2(+3)</text:p>
          </table:table-cell>
          <table:table-cell table:style-name="ce8" office:value-type="string" calcext:value-type="string">
            <text:p>Recall Pts</text:p>
          </table:table-cell>
          <table:table-cell table:style-name="ce9" office:value-type="string" calcext:value-type="string">
            <text:p>Rev.3(+6)</text:p>
          </table:table-cell>
          <table:table-cell table:style-name="ce8" office:value-type="string" calcext:value-type="string">
            <text:p>Recall Pts</text:p>
          </table:table-cell>
          <table:table-cell table:style-name="ce9" office:value-type="string" calcext:value-type="string">
            <text:p>Rev.4(+11)</text:p>
          </table:table-cell>
          <table:table-cell table:style-name="ce8" office:value-type="string" calcext:value-type="string">
            <text:p>Recall Pts</text:p>
          </table:table-cell>
          <table:table-cell table:style-name="ce9" office:value-type="string" calcext:value-type="string">
            <text:p>Rev.5(+19)</text:p>
          </table:table-cell>
          <table:table-cell table:style-name="ce8" office:value-type="string" calcext:value-type="string">
            <text:p>Recall Pts</text:p>
          </table:table-cell>
          <table:table-cell table:style-name="ce9" office:value-type="string" calcext:value-type="string">
            <text:p>Rev.6(+33)</text:p>
          </table:table-cell>
          <table:table-cell table:style-name="ce8" office:value-type="string" calcext:value-type="string">
            <text:p>Recall Pts</text:p>
          </table:table-cell>
          <table:table-cell table:style-name="ce9" office:value-type="string" calcext:value-type="string">
            <text:p>Rev.7(+53)</text:p>
          </table:table-cell>
          <table:table-cell table:style-name="ce8" office:value-type="string" calcext:value-type="string">
            <text:p>Recall Pts</text:p>
          </table:table-cell>
          <table:table-cell table:style-name="ce9" office:value-type="string" calcext:value-type="string">
            <text:p>Rev.8(+60)</text:p>
          </table:table-cell>
          <table:table-cell table:style-name="ce8" office:value-type="string" calcext:value-type="string">
            <text:p>Recall Pts</text:p>
          </table:table-cell>
          <table:table-cell table:style-name="ce8" table:number-columns-repeated="2"/>
          <table:table-cell table:style-name="ce18" table:number-columns-repeated="2"/>
          <table:table-cell table:style-name="ce24" table:number-columns-repeated="1000"/>
        </table:table-row>
        <table:table-row table:style-name="ro2" table:visibility="filter">
          <table:table-cell table:style-name="ce14" office:value-type="string" calcext:value-type="string">
            <text:p>Hashes</text:p>
          </table:table-cell>
          <table:table-cell table:style-name="ce14" office:value-type="string" calcext:value-type="string">
            <text:p>Hash Definition/Conpt</text:p>
          </table:table-cell>
          <table:table-cell table:style-name="ce14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2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2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2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2]+11" office:value-type="date" office:date-value="2019-01-14" calcext:value-type="date">
            <text:p>14-Jan-19</text:p>
          </table:table-cell>
          <table:table-cell table:style-name="ce14"/>
          <table:table-cell table:style-name="ce20" table:formula="of:=[.D2] + 20" office:value-type="date" office:date-value="2019-01-23" calcext:value-type="date">
            <text:p>23-Jan-19</text:p>
          </table:table-cell>
          <table:table-cell table:style-name="ce14"/>
          <table:table-cell table:style-name="ce20" table:formula="of:=[.D2] + 33" office:value-type="date" office:date-value="2019-02-05" calcext:value-type="date">
            <text:p>05-Feb-19</text:p>
          </table:table-cell>
          <table:table-cell table:style-name="ce14"/>
          <table:table-cell table:style-name="ce20" table:formula="of:=[.D2] + 53" office:value-type="date" office:date-value="2019-02-25" calcext:value-type="date">
            <text:p>25-Feb-19</text:p>
          </table:table-cell>
          <table:table-cell table:style-name="ce14"/>
          <table:table-cell table:style-name="ce20" table:formula="of:=[.D2] + 60" office:value-type="date" office:date-value="2019-03-04" calcext:value-type="date">
            <text:p>04-Mar-19</text:p>
          </table:table-cell>
          <table:table-cell table:style-name="ce14" table:number-columns-repeated="1005"/>
        </table:table-row>
        <table:table-row table:style-name="ro3" table:visibility="filter">
          <table:table-cell table:style-name="ce14" office:value-type="string" calcext:value-type="string">
            <text:p>Hashes</text:p>
          </table:table-cell>
          <table:table-cell table:style-name="ce14" office:value-type="string" calcext:value-type="string">
            <text:p>Hash Creation Syntax</text:p>
          </table:table-cell>
          <table:table-cell table:style-name="ce14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3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3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3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3]+11" office:value-type="date" office:date-value="2019-01-14" calcext:value-type="date">
            <text:p>14-Jan-19</text:p>
          </table:table-cell>
          <table:table-cell table:style-name="ce14"/>
          <table:table-cell table:style-name="ce20" table:formula="of:=[.D3] + 20" office:value-type="date" office:date-value="2019-01-23" calcext:value-type="date">
            <text:p>23-Jan-19</text:p>
          </table:table-cell>
          <table:table-cell table:style-name="ce14"/>
          <table:table-cell table:style-name="ce20" table:formula="of:=[.D3] + 33" office:value-type="date" office:date-value="2019-02-05" calcext:value-type="date">
            <text:p>05-Feb-19</text:p>
          </table:table-cell>
          <table:table-cell table:style-name="ce14"/>
          <table:table-cell table:style-name="ce20" table:formula="of:=[.D3] + 53" office:value-type="date" office:date-value="2019-02-25" calcext:value-type="date">
            <text:p>25-Feb-19</text:p>
          </table:table-cell>
          <table:table-cell table:style-name="ce14"/>
          <table:table-cell table:style-name="ce20" table:formula="of:=[.D3] + 60" office:value-type="date" office:date-value="2019-03-04" calcext:value-type="date">
            <text:p>04-Mar-19</text:p>
          </table:table-cell>
          <table:table-cell table:style-name="ce14" table:number-columns-repeated="1005"/>
        </table:table-row>
        <table:table-row table:style-name="ro3" table:visibility="filter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Public Class Methods</text:p>
          </table:table-cell>
          <table:table-cell table:style-name="ce15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4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4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4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4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4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4] + 33" office:value-type="date" office:date-value="2019-02-05" calcext:value-type="date">
            <text:p>05-Feb-19</text:p>
          </table:table-cell>
          <table:table-cell table:style-name="ce15"/>
          <table:table-cell table:style-name="ce20" table:formula="of:=[.D4] + 53" office:value-type="date" office:date-value="2019-02-25" calcext:value-type="date">
            <text:p>25-Feb-19</text:p>
          </table:table-cell>
          <table:table-cell table:style-name="ce15"/>
          <table:table-cell table:style-name="ce20" table:formula="of:=[.D4] + 60" office:value-type="date" office:date-value="2019-03-04" calcext:value-type="date">
            <text:p>04-Mar-19</text:p>
          </table:table-cell>
          <table:table-cell table:style-name="ce15" table:number-columns-repeated="1005"/>
        </table:table-row>
        <table:table-row table:style-name="ro3" table:visibility="filter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Public Instance Mthds</text:p>
          </table:table-cell>
          <table:table-cell table:style-name="ce15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5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5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5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5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5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5] + 33" office:value-type="date" office:date-value="2019-02-05" calcext:value-type="date">
            <text:p>05-Feb-19</text:p>
          </table:table-cell>
          <table:table-cell table:style-name="ce15"/>
          <table:table-cell table:style-name="ce20" table:formula="of:=[.D5] + 53" office:value-type="date" office:date-value="2019-02-25" calcext:value-type="date">
            <text:p>25-Feb-19</text:p>
          </table:table-cell>
          <table:table-cell table:style-name="ce15"/>
          <table:table-cell table:style-name="ce20" table:formula="of:=[.D5] + 60" office:value-type="date" office:date-value="2019-03-04" calcext:value-type="date">
            <text:p>04-Mar-19</text:p>
          </table:table-cell>
          <table:table-cell table:style-name="ce15" table:number-columns-repeated="1005"/>
        </table:table-row>
        <table:table-row table:style-name="ro3" table:visibility="filter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Iterating Over Hash</text:p>
          </table:table-cell>
          <table:table-cell table:style-name="ce15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6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6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6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6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6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6] + 33" office:value-type="date" office:date-value="2019-02-05" calcext:value-type="date">
            <text:p>05-Feb-19</text:p>
          </table:table-cell>
          <table:table-cell table:style-name="ce15"/>
          <table:table-cell table:style-name="ce20" table:formula="of:=[.D6] + 53" office:value-type="date" office:date-value="2019-02-25" calcext:value-type="date">
            <text:p>25-Feb-19</text:p>
          </table:table-cell>
          <table:table-cell table:style-name="ce15"/>
          <table:table-cell table:style-name="ce20" table:formula="of:=[.D6] + 60" office:value-type="date" office:date-value="2019-03-04" calcext:value-type="date">
            <text:p>04-Mar-19</text:p>
          </table:table-cell>
          <table:table-cell table:style-name="ce15" table:number-columns-repeated="1005"/>
        </table:table-row>
        <table:table-row table:style-name="ro3" table:visibility="filter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Types of Hash keys</text:p>
          </table:table-cell>
          <table:table-cell table:style-name="ce15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7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7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7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7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7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7] + 33" office:value-type="date" office:date-value="2019-02-05" calcext:value-type="date">
            <text:p>05-Feb-19</text:p>
          </table:table-cell>
          <table:table-cell table:style-name="ce15"/>
          <table:table-cell table:style-name="ce20" table:formula="of:=[.D7] + 53" office:value-type="date" office:date-value="2019-02-25" calcext:value-type="date">
            <text:p>25-Feb-19</text:p>
          </table:table-cell>
          <table:table-cell table:style-name="ce15"/>
          <table:table-cell table:style-name="ce20" table:formula="of:=[.D7] + 60" office:value-type="date" office:date-value="2019-03-04" calcext:value-type="date">
            <text:p>04-Mar-19</text:p>
          </table:table-cell>
          <table:table-cell table:style-name="ce15" table:number-columns-repeated="1005"/>
        </table:table-row>
        <table:table-row table:style-name="ro3" table:visibility="filter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Common Hash Mthds</text:p>
          </table:table-cell>
          <table:table-cell table:style-name="ce15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8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8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8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8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8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8] + 33" office:value-type="date" office:date-value="2019-02-05" calcext:value-type="date">
            <text:p>05-Feb-19</text:p>
          </table:table-cell>
          <table:table-cell table:style-name="ce15"/>
          <table:table-cell table:style-name="ce20" table:formula="of:=[.D8] + 53" office:value-type="date" office:date-value="2019-02-25" calcext:value-type="date">
            <text:p>25-Feb-19</text:p>
          </table:table-cell>
          <table:table-cell table:style-name="ce15"/>
          <table:table-cell table:style-name="ce20" table:formula="of:=[.D8] + 60" office:value-type="date" office:date-value="2019-03-04" calcext:value-type="date">
            <text:p>04-Mar-19</text:p>
          </table:table-cell>
          <table:table-cell table:style-name="ce15" table:number-columns-repeated="1005"/>
        </table:table-row>
        <table:table-row table:style-name="ro3" table:visibility="filter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Excercises/Codewars</text:p>
          </table:table-cell>
          <table:table-cell table:style-name="ce15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9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9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9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9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9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9] + 33" office:value-type="date" office:date-value="2019-02-05" calcext:value-type="date">
            <text:p>05-Feb-19</text:p>
          </table:table-cell>
          <table:table-cell table:style-name="ce15"/>
          <table:table-cell table:style-name="ce20" table:formula="of:=[.D9] + 53" office:value-type="date" office:date-value="2019-02-25" calcext:value-type="date">
            <text:p>25-Feb-19</text:p>
          </table:table-cell>
          <table:table-cell table:style-name="ce15"/>
          <table:table-cell table:style-name="ce20" table:formula="of:=[.D9] + 60" office:value-type="date" office:date-value="2019-03-04" calcext:value-type="date">
            <text:p>04-Mar-19</text:p>
          </table:table-cell>
          <table:table-cell table:style-name="ce15" table:number-columns-repeated="1005"/>
        </table:table-row>
        <table:table-row table:style-name="ro3">
          <table:table-cell table:number-columns-repeated="2" table:style-name="ce3" office:value-type="string" calcext:value-type="string">
            <text:p>Regex</text:p>
          </table:table-cell>
          <table:table-cell table:style-name="ce3"/>
          <table:table-cell table:style-name="ce11" office:value-type="date" office:date-value="2019-01-02" calcext:value-type="date">
            <text:p>02-Jan-19</text:p>
          </table:table-cell>
          <table:table-cell table:style-name="ce28" table:formula="of:=[.D10]+1" office:value-type="date" office:date-value="2019-01-03" calcext:value-type="date">
            <text:p>03-Jan-19</text:p>
          </table:table-cell>
          <table:table-cell table:style-name="ce3"/>
          <table:table-cell table:style-name="ce28" table:formula="of:=[.D10]+3" office:value-type="date" office:date-value="2019-01-05" calcext:value-type="date">
            <text:p>05-Jan-19</text:p>
          </table:table-cell>
          <table:table-cell table:style-name="ce3"/>
          <table:table-cell table:style-name="ce28" table:formula="of:=[.D10]+6" office:value-type="date" office:date-value="2019-01-08" calcext:value-type="date">
            <text:p>08-Jan-19</text:p>
          </table:table-cell>
          <table:table-cell table:style-name="ce3"/>
          <table:table-cell table:style-name="ce28" table:formula="of:=[.D10]+11" office:value-type="date" office:date-value="2019-01-13" calcext:value-type="date">
            <text:p>13-Jan-19</text:p>
          </table:table-cell>
          <table:table-cell table:style-name="ce3"/>
          <table:table-cell table:style-name="ce28" table:formula="of:=[.D10] + 20" office:value-type="date" office:date-value="2019-01-22" calcext:value-type="date">
            <text:p>22-Jan-19</text:p>
          </table:table-cell>
          <table:table-cell table:style-name="ce3"/>
          <table:table-cell table:style-name="ce28" table:formula="of:=[.D10] + 33" office:value-type="date" office:date-value="2019-02-04" calcext:value-type="date">
            <text:p>04-Feb-19</text:p>
          </table:table-cell>
          <table:table-cell table:style-name="ce3"/>
          <table:table-cell table:style-name="ce11"/>
          <table:table-cell table:style-name="ce3"/>
          <table:table-cell table:style-name="ce11"/>
          <table:table-cell table:style-name="ce3" table:number-columns-repeated="1005"/>
        </table:table-row>
        <table:table-row table:style-name="ro4">
          <table:table-cell table:number-columns-repeated="2" table:style-name="ce4" office:value-type="string" calcext:value-type="string">
            <text:p>Ruby Standard classes</text:p>
          </table:table-cell>
          <table:table-cell table:style-name="ce15"/>
          <table:table-cell table:style-name="ce12" office:value-type="date" office:date-value="2019-01-02" calcext:value-type="date">
            <text:p>02-Jan-19</text:p>
          </table:table-cell>
          <table:table-cell table:style-name="ce29" table:formula="of:=[.D11]+1" office:value-type="date" office:date-value="2019-01-03" calcext:value-type="date">
            <text:p>03-Jan-19</text:p>
          </table:table-cell>
          <table:table-cell table:style-name="ce15"/>
          <table:table-cell table:style-name="ce20" table:formula="of:=[.D11]+3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11]+6" office:value-type="date" office:date-value="2019-01-08" calcext:value-type="date">
            <text:p>08-Jan-19</text:p>
          </table:table-cell>
          <table:table-cell table:style-name="ce15"/>
          <table:table-cell table:style-name="ce20" table:formula="of:=[.D11]+11" office:value-type="date" office:date-value="2019-01-13" calcext:value-type="date">
            <text:p>13-Jan-19</text:p>
          </table:table-cell>
          <table:table-cell table:style-name="ce15"/>
          <table:table-cell table:style-name="ce20" table:formula="of:=[.D11] + 20" office:value-type="date" office:date-value="2019-01-22" calcext:value-type="date">
            <text:p>22-Jan-19</text:p>
          </table:table-cell>
          <table:table-cell table:style-name="ce15"/>
          <table:table-cell table:style-name="ce20" table:formula="of:=[.D11] + 33" office:value-type="date" office:date-value="2019-02-04" calcext:value-type="date">
            <text:p>04-Feb-19</text:p>
          </table:table-cell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5"/>
        </table:table-row>
        <table:table-row table:style-name="ro5">
          <table:table-cell table:number-columns-repeated="2" table:style-name="ce4" office:value-type="string" calcext:value-type="string">
            <text:p>Variables as pointers</text:p>
          </table:table-cell>
          <table:table-cell table:style-name="ce15"/>
          <table:table-cell table:style-name="ce12" office:value-type="date" office:date-value="2019-01-02" calcext:value-type="date">
            <text:p>02-Jan-19</text:p>
          </table:table-cell>
          <table:table-cell table:style-name="ce29" table:formula="of:=[.D12]+1" office:value-type="date" office:date-value="2019-01-03" calcext:value-type="date">
            <text:p>03-Jan-19</text:p>
          </table:table-cell>
          <table:table-cell table:style-name="ce15"/>
          <table:table-cell table:style-name="ce20" table:formula="of:=[.D12]+3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12]+6" office:value-type="date" office:date-value="2019-01-08" calcext:value-type="date">
            <text:p>08-Jan-19</text:p>
          </table:table-cell>
          <table:table-cell table:style-name="ce15"/>
          <table:table-cell table:style-name="ce20" table:formula="of:=[.D12]+11" office:value-type="date" office:date-value="2019-01-13" calcext:value-type="date">
            <text:p>13-Jan-19</text:p>
          </table:table-cell>
          <table:table-cell table:style-name="ce15"/>
          <table:table-cell table:style-name="ce20" table:formula="of:=[.D12] + 20" office:value-type="date" office:date-value="2019-01-22" calcext:value-type="date">
            <text:p>22-Jan-19</text:p>
          </table:table-cell>
          <table:table-cell table:style-name="ce15"/>
          <table:table-cell table:style-name="ce20" table:formula="of:=[.D12] + 33" office:value-type="date" office:date-value="2019-02-04" calcext:value-type="date">
            <text:p>04-Feb-19</text:p>
          </table:table-cell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5"/>
        </table:table-row>
        <table:table-row table:style-name="ro3">
          <table:table-cell table:number-columns-repeated="2" table:style-name="ce15" office:value-type="string" calcext:value-type="string">
            <text:p>Blocks &amp; Procs</text:p>
          </table:table-cell>
          <table:table-cell table:style-name="ce15"/>
          <table:table-cell table:style-name="ce12" office:value-type="date" office:date-value="2019-01-02" calcext:value-type="date">
            <text:p>02-Jan-19</text:p>
          </table:table-cell>
          <table:table-cell table:style-name="ce29" table:formula="of:=[.D13]+1" office:value-type="date" office:date-value="2019-01-03" calcext:value-type="date">
            <text:p>03-Jan-19</text:p>
          </table:table-cell>
          <table:table-cell table:style-name="ce15"/>
          <table:table-cell table:style-name="ce20" table:formula="of:=[.D13]+3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13]+6" office:value-type="date" office:date-value="2019-01-08" calcext:value-type="date">
            <text:p>08-Jan-19</text:p>
          </table:table-cell>
          <table:table-cell table:style-name="ce15"/>
          <table:table-cell table:style-name="ce20" table:formula="of:=[.D13]+11" office:value-type="date" office:date-value="2019-01-13" calcext:value-type="date">
            <text:p>13-Jan-19</text:p>
          </table:table-cell>
          <table:table-cell table:style-name="ce15"/>
          <table:table-cell table:style-name="ce20" table:formula="of:=[.D13] + 20" office:value-type="date" office:date-value="2019-01-22" calcext:value-type="date">
            <text:p>22-Jan-19</text:p>
          </table:table-cell>
          <table:table-cell table:style-name="ce15"/>
          <table:table-cell table:style-name="ce20" table:formula="of:=[.D13] + 33" office:value-type="date" office:date-value="2019-02-04" calcext:value-type="date">
            <text:p>04-Feb-19</text:p>
          </table:table-cell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5"/>
        </table:table-row>
        <table:table-row table:style-name="ro6">
          <table:table-cell table:style-name="ce4" office:value-type="string" calcext:value-type="string">
            <text:p>Exception Handling</text:p>
          </table:table-cell>
          <table:table-cell table:style-name="ce15" office:value-type="string" calcext:value-type="string">
            <text:p>Exception Handling</text:p>
          </table:table-cell>
          <table:table-cell table:style-name="ce15"/>
          <table:table-cell table:style-name="ce12" office:value-type="date" office:date-value="2019-01-02" calcext:value-type="date">
            <text:p>02-Jan-19</text:p>
          </table:table-cell>
          <table:table-cell table:style-name="ce29" table:formula="of:=[.D14]+1" office:value-type="date" office:date-value="2019-01-03" calcext:value-type="date">
            <text:p>03-Jan-19</text:p>
          </table:table-cell>
          <table:table-cell table:style-name="ce15"/>
          <table:table-cell table:style-name="ce20" table:formula="of:=[.D14]+3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14]+6" office:value-type="date" office:date-value="2019-01-08" calcext:value-type="date">
            <text:p>08-Jan-19</text:p>
          </table:table-cell>
          <table:table-cell table:style-name="ce15"/>
          <table:table-cell table:style-name="ce20" table:formula="of:=[.D14]+11" office:value-type="date" office:date-value="2019-01-13" calcext:value-type="date">
            <text:p>13-Jan-19</text:p>
          </table:table-cell>
          <table:table-cell table:style-name="ce15"/>
          <table:table-cell table:style-name="ce20" table:formula="of:=[.D14] + 20" office:value-type="date" office:date-value="2019-01-22" calcext:value-type="date">
            <text:p>22-Jan-19</text:p>
          </table:table-cell>
          <table:table-cell table:style-name="ce15"/>
          <table:table-cell table:style-name="ce20" table:formula="of:=[.D14] + 33" office:value-type="date" office:date-value="2019-02-04" calcext:value-type="date">
            <text:p>04-Feb-19</text:p>
          </table:table-cell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5"/>
        </table:table-row>
        <table:table-row table:style-name="ro6">
          <table:table-cell table:number-columns-repeated="2" table:style-name="ce4" office:value-type="string" calcext:value-type="string">
            <text:p>Exceptons &amp; Stack Traces</text:p>
          </table:table-cell>
          <table:table-cell table:style-name="ce15"/>
          <table:table-cell table:style-name="ce12" office:value-type="date" office:date-value="2019-01-02" calcext:value-type="date">
            <text:p>02-Jan-19</text:p>
          </table:table-cell>
          <table:table-cell table:style-name="ce29" table:formula="of:=[.D15]+1" office:value-type="date" office:date-value="2019-01-03" calcext:value-type="date">
            <text:p>03-Jan-19</text:p>
          </table:table-cell>
          <table:table-cell table:style-name="ce15"/>
          <table:table-cell table:style-name="ce20" table:formula="of:=[.D15]+3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15]+6" office:value-type="date" office:date-value="2019-01-08" calcext:value-type="date">
            <text:p>08-Jan-19</text:p>
          </table:table-cell>
          <table:table-cell table:style-name="ce15"/>
          <table:table-cell table:style-name="ce20" table:formula="of:=[.D15]+11" office:value-type="date" office:date-value="2019-01-13" calcext:value-type="date">
            <text:p>13-Jan-19</text:p>
          </table:table-cell>
          <table:table-cell table:style-name="ce15"/>
          <table:table-cell table:style-name="ce20" table:formula="of:=[.D15] + 20" office:value-type="date" office:date-value="2019-01-22" calcext:value-type="date">
            <text:p>22-Jan-19</text:p>
          </table:table-cell>
          <table:table-cell table:style-name="ce15"/>
          <table:table-cell table:style-name="ce20" table:formula="of:=[.D15] + 33" office:value-type="date" office:date-value="2019-02-04" calcext:value-type="date">
            <text:p>04-Feb-19</text:p>
          </table:table-cell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5"/>
        </table:table-row>
        <table:table-row table:style-name="ro3">
          <table:table-cell table:style-name="ce3" table:number-columns-repeated="3"/>
          <table:table-cell table:style-name="ce11" table:number-columns-repeated="2"/>
          <table:table-cell table:style-name="ce3"/>
          <table:table-cell table:style-name="ce11"/>
          <table:table-cell table:style-name="ce3"/>
          <table:table-cell table:style-name="ce11"/>
          <table:table-cell table:style-name="ce3"/>
          <table:table-cell table:style-name="ce11"/>
          <table:table-cell table:style-name="ce3"/>
          <table:table-cell table:style-name="ce11"/>
          <table:table-cell table:style-name="ce3"/>
          <table:table-cell table:style-name="ce11"/>
          <table:table-cell table:style-name="ce3"/>
          <table:table-cell table:style-name="ce11"/>
          <table:table-cell table:style-name="ce3"/>
          <table:table-cell table:style-name="ce11"/>
          <table:table-cell table:style-name="ce3" table:number-columns-repeated="1005"/>
        </table:table-row>
        <table:table-row table:style-name="ro3" table:number-rows-repeated="124">
          <table:table-cell table:style-name="ce15" table:number-columns-repeated="3"/>
          <table:table-cell table:style-name="ce21" table:number-columns-repeated="2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5"/>
        </table:table-row>
        <table:table-row table:style-name="ro7" table:number-rows-repeated="143">
          <table:table-cell table:style-name="ce16" table:number-columns-repeated="3"/>
          <table:table-cell table:style-name="ce22" table:number-columns-repeated="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 table:number-columns-repeated="1005"/>
        </table:table-row>
        <table:table-row table:style-name="ro7" table:number-rows-repeated="1048278">
          <table:table-cell table:number-columns-repeated="1024"/>
        </table:table-row>
        <table:table-row table:style-name="ro8" table:number-rows-repeated="1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V184" table:display-filter-buttons="true" table:orientation="column">
          <table:filter>
            <table:filter-and>
              <table:filter-condition table:field-number="4" table:value="" table:operator="=">
                <table:filter-set-item table:value=""/>
                <table:filter-set-item table:value="2019-01-03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2P0" style:volatile="true">
      <number:day number:style="long"/>
      <number:text>-</number:text>
      <number:month number:textual="true"/>
      <number:text>-</number:text>
      <number:year/>
    </number:date-style>
    <number:text-style style:name="N122">
      <number:text-content/>
      <style:map style:condition="value()&lt;=1.79769313486232E+308" style:apply-style-name="N122P0"/>
    </number:text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10:21:03.689518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18-12-23T08:54:07Z</meta:creation-date>
    <dc:date>2019-01-03T10:39:53.147527858</dc:date>
    <meta:editing-duration>PT21M20S</meta:editing-duration>
    <meta:editing-cycles>5</meta:editing-cycles>
    <meta:document-statistic meta:table-count="1" meta:cell-count="162" meta:object-count="0"/>
  </office:meta>
</office:document-meta>
</file>